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xy</text:p>
          </table:table-cell>
          <table:table-cell table:style-name="Default"/>
          <table:table-cell/>
          <table:table-cell table:style-name="ce4" office:value-type="float" office:value="0">
            <text:p>0000</text:p>
          </table:table-cell>
          <table:table-cell table:style-name="ce4" office:value-type="float" office:value="1">
            <text:p>0001</text:p>
          </table:table-cell>
          <table:table-cell table:style-name="ce4" office:value-type="float" office:value="10">
            <text:p>0010</text:p>
          </table:table-cell>
          <table:table-cell table:style-name="ce4" office:value-type="float" office:value="11">
            <text:p>0011</text:p>
          </table:table-cell>
          <table:table-cell table:style-name="ce4" office:value-type="float" office:value="100">
            <text:p>0100</text:p>
          </table:table-cell>
          <table:table-cell table:style-name="ce4" office:value-type="float" office:value="101">
            <text:p>0101</text:p>
          </table:table-cell>
          <table:table-cell table:style-name="ce4" office:value-type="float" office:value="110">
            <text:p>0110</text:p>
          </table:table-cell>
          <table:table-cell table:style-name="ce4" office:value-type="float" office:value="111">
            <text:p>0111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1001">
            <text:p>1001</text:p>
          </table:table-cell>
          <table:table-cell table:style-name="ce4" office:value-type="float" office:value="1010">
            <text:p>1010</text:p>
          </table:table-cell>
          <table:table-cell table:style-name="ce4" office:value-type="float" office:value="1011">
            <text:p>1011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1101">
            <text:p>1101</text:p>
          </table:table-cell>
          <table:table-cell table:style-name="ce4" office:value-type="float" office:value="1110">
            <text:p>1110</text:p>
          </table:table-cell>
          <table:table-cell table:style-name="ce4" office:value-type="float" office:value="1111">
            <text:p>1111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A</text:p>
          </table:table-cell>
          <table:table-cell office:value-type="string">
            <text:p>xB</text:p>
          </table:table-cell>
          <table:table-cell office:value-type="string">
            <text:p>xC</text:p>
          </table:table-cell>
          <table:table-cell office:value-type="string">
            <text:p>xD</text:p>
          </table:table-cell>
          <table:table-cell office:value-type="string">
            <text:p>xE</text:p>
          </table:table-cell>
          <table:table-cell office:value-type="string">
            <text:p>xF</text:p>
          </table:table-cell>
          <table:table-cell office:value-type="string">
            <text:p>put / get</text:p>
          </table:table-cell>
        </table:table-row>
        <table:table-row table:style-name="ro1">
          <table:table-cell office:value-type="float" office:value="1">
            <text:p>0001</text:p>
          </table:table-cell>
          <table:table-cell office:value-type="string">
            <text:p>1y</text:p>
          </table:table-cell>
          <table:table-cell office:value-type="string">
            <text:p>boolean</text:p>
          </table:table-cell>
          <table:table-cell office:value-type="string">
            <text:p>null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4"/>
        </table:table-row>
        <table:table-row table:style-name="ro1">
          <table:table-cell office:value-type="float" office:value="10">
            <text:p>0010</text:p>
          </table:table-cell>
          <table:table-cell office:value-type="string">
            <text:p>2y</text:p>
          </table:table-cell>
          <table:table-cell office:value-type="string">
            <text:p>floa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12"/>
        </table:table-row>
        <table:table-row table:style-name="ro1">
          <table:table-cell office:value-type="float" office:value="11">
            <text:p>0011</text:p>
          </table:table-cell>
          <table:table-cell office:value-type="string">
            <text:p>3y</text:p>
          </table:table-cell>
          <table:table-cell office:value-type="string">
            <text:p>doubl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t7</text:p>
          </table:table-cell>
          <table:table-cell office:value-type="string">
            <text:p>t6</text:p>
          </table:table-cell>
          <table:table-cell office:value-type="string">
            <text:p>t5</text:p>
          </table:table-cell>
          <table:table-cell office:value-type="string">
            <text:p>t4</text:p>
          </table:table-cell>
          <table:table-cell office:value-type="string">
            <text:p>t3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4y</text:p>
          </table:table-cell>
          <table:table-cell office:value-type="string">
            <text:p>by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table:number-columns-repeated="14"/>
        </table:table-row>
        <table:table-row table:style-name="ro1">
          <table:table-cell office:value-type="float" office:value="101">
            <text:p>0101</text:p>
          </table:table-cell>
          <table:table-cell office:value-type="string">
            <text:p>5y</text:p>
          </table:table-cell>
          <table:table-cell office:value-type="string">
            <text:p>shor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6y</text:p>
          </table:table-cell>
          <table:table-cell office:value-type="string">
            <text:p>cha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office:value-type="string">
            <text:p>n1</text:p>
          </table:table-cell>
          <table:table-cell table:number-columns-repeated="11"/>
          <table:table-cell office:value-type="string">
            <text:p>smallInt</text:p>
          </table:table-cell>
        </table:table-row>
        <table:table-row table:style-name="ro1">
          <table:table-cell office:value-type="float" office:value="111">
            <text:p>0111</text:p>
          </table:table-cell>
          <table:table-cell office:value-type="string">
            <text:p>7y</text:p>
          </table:table-cell>
          <table:table-cell office:value-type="string">
            <text:p>int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table:number-columns-repeated="7"/>
          <table:table-cell office:value-type="string">
            <text:p>in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8y</text:p>
          </table:table-cell>
          <table:table-cell office:value-type="string">
            <text:p>lo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9y</text:p>
          </table:table-cell>
          <table:table-cell office:value-type="string">
            <text:p>String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utf8</text:p>
          </table:table-cell>
          <table:table-cell office:value-type="string">
            <text:p>ascii</text:p>
          </table:table-cell>
          <table:table-cell table:number-columns-repeated="13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y</text:p>
          </table:table-cell>
          <table:table-cell office:value-type="string">
            <text:p>BigInteger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By</text:p>
          </table:table-cell>
          <table:table-cell office:value-type="string">
            <text:p>BigDecimal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Cy</text:p>
          </table:table-cell>
          <table:table-cell office:value-type="string">
            <text:p>Date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7</text:p>
          </table:table-cell>
          <table:table-cell office:value-type="string">
            <text:p>p6</text:p>
          </table:table-cell>
          <table:table-cell office:value-type="string">
            <text:p>p5</text:p>
          </table:table-cell>
          <table:table-cell office:value-type="string">
            <text:p>p4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n6</text:p>
          </table:table-cell>
          <table:table-cell office:value-type="string">
            <text:p>n5</text:p>
          </table:table-cell>
          <table:table-cell office:value-type="string">
            <text:p>n4</text:p>
          </table:table-cell>
          <table:table-cell office:value-type="string">
            <text:p>n3</text:p>
          </table:table-cell>
          <table:table-cell office:value-type="string">
            <text:p>n2</text:p>
          </table:table-cell>
          <table:table-cell office:value-type="string">
            <text:p>n1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Dy</text:p>
          </table:table-cell>
          <table:table-cell office:value-type="string">
            <text:p>Enum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1</text:p>
          </table:table-cell>
          <table:table-cell table:number-columns-repeated="12"/>
          <table:table-cell office:value-type="string">
            <text:p>smallInt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Ey</text:p>
          </table:table-cell>
          <table:table-cell office:value-type="string">
            <text:p>byteArray</text:p>
          </table:table-cell>
          <table:table-cell office:value-type="string">
            <text:p>null</text:p>
          </table:table-cell>
          <table:table-cell office:value-type="string">
            <text:p>zero</text:p>
          </table:table-cell>
          <table:table-cell office:value-type="string">
            <text:p>full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table:number-columns-repeated="10"/>
          <table:table-cell office:value-type="string">
            <text:p>int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Fy</text:p>
          </table:table-cell>
          <table:table-cell office:value-type="string">
            <text:p>Object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  <table:table-cell office:value-type="string">
            <text:p>gen</text:p>
          </table:table-cell>
          <table:table-cell table:number-columns-repeated="14"/>
        </table:table-row>
        <table:table-row table:style-name="ro1">
          <table:table-cell office:value-type="float" office:value="0">
            <text:p>0000</text:p>
          </table:table-cell>
          <table:table-cell office:value-type="float" office:value="0">
            <text:p>00</text:p>
          </table:table-cell>
          <table:table-cell office:value-type="string">
            <text:p>[reserved]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Default" office:value-type="string">
            <text:p>null = null object, 0 on read as primitive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zero = 0 or zero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full = full byte length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tf8 = modified UTF-8 as in java.io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ascii = 7-bit characters only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tx = x leading bytes are stored, remaining trail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nx = x trailing bytes are stored, leading bytes are xFF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px = x trailing bytes are stored, leading bytes are x00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user = user defined handler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>
            <text:p>gen = generated handler</text:p>
          </table:table-cell>
          <table:table-cell table:style-name="Default"/>
          <table:table-cell table:number-columns-repeated="18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5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number:number-style style:name="N111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26.04.2009</text:date>, <text:time>18:13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9T10:49:13</meta:creation-date>
    <dc:date>2009-04-26T18:13:52</dc:date>
    <meta:print-date>2009-04-19T20:29:33</meta:print-date>
    <meta:editing-cycles>26</meta:editing-cycles>
    <meta:editing-duration>PT17H9M20S</meta:editing-duration>
    <meta:user-defined meta:name="Info 1"/>
    <meta:user-defined meta:name="Info 2"/>
    <meta:user-defined meta:name="Info 3"/>
    <meta:user-defined meta:name="Info 4"/>
    <meta:document-statistic meta:table-count="3" meta:cell-count="201"/>
  </office:meta>
</office:document-meta>
</file>